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cm" svg:height="0.984cm" svg:x="6.561cm" svg:y="0.303cm">
          <draw:text-box>
            <text:p>“/”</text:p>
          </draw:text-box>
        </draw:frame>
        <draw:g>
          <draw:frame draw:style-name="gr1" draw:layer="layout" svg:width="1.349cm" svg:height="0.984cm" svg:x="1.494cm" svg:y="2.446cm">
            <draw:text-box>
              <text:p>bin</text:p>
            </draw:text-box>
          </draw:frame>
          <draw:frame draw:style-name="gr1" draw:layer="layout" svg:width="2.09cm" svg:height="0.984cm" svg:x="10.619cm" svg:y="2.446cm">
            <draw:text-box>
              <text:p>home</text:p>
            </draw:text-box>
          </draw:frame>
          <draw:frame draw:style-name="gr1" draw:layer="layout" svg:width="1.384cm" svg:height="0.984cm" svg:x="7.808cm" svg:y="2.446cm">
            <draw:text-box>
              <text:p>usr</text:p>
            </draw:text-box>
          </draw:frame>
          <draw:frame draw:style-name="gr1" draw:layer="layout" svg:width="1.56cm" svg:height="0.984cm" svg:x="4.553cm" svg:y="2.446cm">
            <draw:text-box>
              <text:p>tmp</text:p>
            </draw:text-box>
          </draw:frame>
        </draw:g>
        <draw:frame draw:style-name="gr1" draw:layer="layout" svg:width="2.549cm" svg:height="0.984cm" svg:x="9.815cm" svg:y="8.876cm">
          <draw:text-box>
            <text:p>cs5600</text:p>
          </draw:text-box>
        </draw:frame>
        <draw:g>
          <draw:frame draw:style-name="gr1" draw:layer="layout" svg:width="2.619cm" svg:height="0.984cm" svg:x="9.762cm" svg:y="6.733cm">
            <draw:text-box>
              <text:p>classes</text:p>
            </draw:text-box>
          </draw:frame>
          <draw:frame draw:style-name="gr1" draw:layer="layout" svg:width="2.407cm" svg:height="0.984cm" svg:x="6.812cm" svg:y="6.733cm">
            <draw:text-box>
              <text:p>.profile</text:p>
            </draw:text-box>
          </draw:frame>
        </draw:g>
        <draw:g>
          <draw:frame draw:style-name="gr1" draw:layer="layout" svg:width="1.349cm" svg:height="0.984cm" svg:x="8.913cm" svg:y="4.59cm">
            <draw:text-box>
              <text:p>pjd</text:p>
            </draw:text-box>
          </draw:frame>
          <draw:frame draw:style-name="gr1" draw:layer="layout" svg:width="2.337cm" svg:height="0.984cm" svg:x="10.425cm" svg:y="4.59cm">
            <draw:text-box>
              <text:p>quincy</text:p>
            </draw:text-box>
          </draw:frame>
          <draw:frame draw:style-name="gr1" draw:layer="layout" svg:width="1.914cm" svg:height="0.984cm" svg:x="12.955cm" svg:y="4.59cm">
            <draw:text-box>
              <text:p>ralph</text:p>
            </draw:text-box>
          </draw:frame>
          <draw:frame draw:style-name="gr1" draw:layer="layout" svg:width="0.96cm" svg:height="0.984cm" svg:x="0.553cm" svg:y="4.59cm">
            <draw:text-box>
              <text:p>ls</text:p>
            </draw:text-box>
          </draw:frame>
          <draw:frame draw:style-name="gr1" draw:layer="layout" svg:width="1.349cm" svg:height="0.984cm" svg:x="2.234cm" svg:y="4.59cm">
            <draw:text-box>
              <text:p>cat</text:p>
            </draw:text-box>
          </draw:frame>
        </draw:g>
        <draw:line draw:style-name="gr2" draw:text-style-name="P1" draw:layer="layout" svg:x1="7.029cm" svg:y1="1.317cm" svg:x2="2.767cm" svg:y2="2.466cm">
          <text:p/>
        </draw:line>
        <draw:line draw:style-name="gr2" draw:text-style-name="P1" draw:layer="layout" svg:x1="7.07cm" svg:y1="1.317cm" svg:x2="11.332cm" svg:y2="2.466cm">
          <text:p/>
        </draw:line>
        <draw:line draw:style-name="gr2" draw:text-style-name="P1" draw:layer="layout" svg:x1="7.028cm" svg:y1="1.317cm" svg:x2="5.832cm" svg:y2="2.323cm">
          <text:p/>
        </draw:line>
        <draw:line draw:style-name="gr2" draw:text-style-name="P1" draw:layer="layout" svg:x1="6.968cm" svg:y1="1.316cm" svg:x2="8.178cm" svg:y2="2.275cm">
          <text:p/>
        </draw:line>
        <draw:line draw:style-name="gr2" draw:text-style-name="P1" draw:layer="layout" svg:x1="2.027cm" svg:y1="3.416cm" svg:x2="1.139cm" svg:y2="4.478cm">
          <text:p/>
        </draw:line>
        <draw:line draw:style-name="gr2" draw:text-style-name="P1" draw:layer="layout" svg:x1="2.138cm" svg:y1="3.415cm" svg:x2="3.026cm" svg:y2="4.477cm">
          <text:p/>
        </draw:line>
        <draw:line draw:style-name="gr2" draw:text-style-name="P1" draw:layer="layout" svg:x1="11.627cm" svg:y1="3.416cm" svg:x2="9.663cm" svg:y2="4.478cm">
          <text:p/>
        </draw:line>
        <draw:line draw:style-name="gr2" draw:text-style-name="P1" draw:layer="layout" svg:x1="11.738cm" svg:y1="3.415cm" svg:x2="13.685cm" svg:y2="4.43cm">
          <text:p/>
        </draw:line>
        <draw:line draw:style-name="gr2" draw:text-style-name="P1" draw:layer="layout" svg:x1="11.674cm" svg:y1="4.573cm" svg:x2="11.674cm" svg:y2="3.472cm">
          <text:p/>
        </draw:line>
        <draw:line draw:style-name="gr2" draw:text-style-name="P1" draw:layer="layout" svg:x1="9.527cm" svg:y1="5.709cm" svg:x2="8.331cm" svg:y2="6.715cm">
          <text:p/>
        </draw:line>
        <draw:line draw:style-name="gr2" draw:text-style-name="P1" draw:layer="layout" svg:x1="9.467cm" svg:y1="5.708cm" svg:x2="10.677cm" svg:y2="6.667cm">
          <text:p/>
        </draw:line>
        <draw:line draw:style-name="gr2" draw:text-style-name="P1" draw:layer="layout" svg:x1="10.973cm" svg:y1="8.773cm" svg:x2="10.973cm" svg:y2="7.6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Desnoyers</meta:initial-creator>
    <meta:creation-date>2012-11-24T15:14:26</meta:creation-date>
    <dc:date>2015-06-24T13:48:32</dc:date>
    <meta:editing-duration>PT00H11M53S</meta:editing-duration>
    <meta:editing-cycles>2</meta:editing-cycles>
    <meta:generator>NeoOffice/3.4.1$Unix OpenOffice.org_project/Patch 15</meta:generator>
    <meta:document-statistic meta:object-count="28"/>
  </office:meta>
</office:document-meta>
</file>